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133cm"/>
    </style:style>
    <style:style style:name="co2" style:family="table-column">
      <style:table-column-properties fo:break-before="auto" style:column-width="2.404cm"/>
    </style:style>
    <style:style style:name="co3" style:family="table-column">
      <style:table-column-properties fo:break-before="auto" style:column-width="2.459cm"/>
    </style:style>
    <style:style style:name="co4" style:family="table-column">
      <style:table-column-properties fo:break-before="auto" style:column-width="1.559cm"/>
    </style:style>
    <style:style style:name="co5" style:family="table-column">
      <style:table-column-properties fo:break-before="auto" style:column-width="2.187cm"/>
    </style:style>
    <style:style style:name="co6" style:family="table-column">
      <style:table-column-properties fo:break-before="auto" style:column-width="2.623cm"/>
    </style:style>
    <style:style style:name="co7" style:family="table-column">
      <style:table-column-properties fo:break-before="auto" style:column-width="2.921cm"/>
    </style:style>
    <style:style style:name="co8" style:family="table-column">
      <style:table-column-properties fo:break-before="auto" style:column-width="2.159cm"/>
    </style:style>
    <style:style style:name="co9" style:family="table-column">
      <style:table-column-properties fo:break-before="auto" style:column-width="2.214cm"/>
    </style:style>
    <style:style style:name="co10" style:family="table-column">
      <style:table-column-properties fo:break-before="auto" style:column-width="1.752cm"/>
    </style:style>
    <style:style style:name="co11" style:family="table-column">
      <style:table-column-properties fo:break-before="auto" style:column-width="1.804cm"/>
    </style:style>
    <style:style style:name="co12" style:family="table-column">
      <style:table-column-properties fo:break-before="auto" style:column-width="1.942cm"/>
    </style:style>
    <style:style style:name="co1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number-columns-repeated="3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Time: 5155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5767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2</text:p>
          </table:table-cell>
          <table:table-cell office:value-type="string" calcext:value-type="string">
            <text:p><text:s/>n/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6378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2</text:p>
          </table:table-cell>
          <table:table-cell office:value-type="float" office:value="99.4633" calcext:value-type="float">
            <text:p>99.463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6982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office:value-type="string" calcext:value-type="string">
            <text:p><text:s/>n/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9052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9693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/>ELLIGIB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10340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2</text:p>
          </table:table-cell>
          <table:table-cell office:value-type="float" office:value="87.4418" calcext:value-type="float">
            <text:p>87.44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1619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12430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2</text:p>
          </table:table-cell>
          <table:table-cell office:value-type="float" office:value="99.4585" calcext:value-type="float">
            <text:p>99.458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3527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5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4130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5</text:p>
          </table:table-cell>
          <table:table-cell table:number-columns-repeated="2" office:value-type="float" office:value="99.8335" calcext:value-type="float">
            <text:p>99.833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ime: 14742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float" office:value="92.5722" calcext:value-type="float">
            <text:p>92.57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5802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4</text:p>
          </table:table-cell>
          <table:table-cell office:value-type="string" calcext:value-type="string">
            <text:p><text:s/>n/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/>ELLIGIB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16518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1</text:p>
          </table:table-cell>
          <table:table-cell office:value-type="float" office:value="70.5781" calcext:value-type="float">
            <text:p>70.57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7121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1</text:p>
          </table:table-cell>
          <table:table-cell office:value-type="float" office:value="67.424" calcext:value-type="float">
            <text:p>67.4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9379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6</text:p>
          </table:table-cell>
          <table:table-cell office:value-type="float" office:value="89.9831" calcext:value-type="float">
            <text:p>89.983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2516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6</text:p>
          </table:table-cell>
          <table:table-cell office:value-type="float" office:value="73.8699" calcext:value-type="float">
            <text:p>73.869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3118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3</text:p>
          </table:table-cell>
          <table:table-cell office:value-type="float" office:value="87.431" calcext:value-type="float">
            <text:p>87.43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3720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3</text:p>
          </table:table-cell>
          <table:table-cell office:value-type="float" office:value="90.0636" calcext:value-type="float">
            <text:p>90.063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30686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4</text:p>
          </table:table-cell>
          <table:table-cell office:value-type="float" office:value="97.7583" calcext:value-type="float">
            <text:p>97.758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31287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2</text:p>
          </table:table-cell>
          <table:table-cell office:value-type="float" office:value="75.6603" calcext:value-type="float">
            <text:p>75.66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31889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2</text:p>
          </table:table-cell>
          <table:table-cell office:value-type="float" office:value="86.6519" calcext:value-type="float">
            <text:p>86.65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32726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4</text:p>
          </table:table-cell>
          <table:table-cell office:value-type="float" office:value="87.4487" calcext:value-type="float">
            <text:p>87.448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34727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<text:s/>ELLIGIB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otal Fault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Elligible Tota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DiagTo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Elligible DiagTo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FailTo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MemoryTo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s/>%Memory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<text:s/>%Failur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ime: 1587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2691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6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3304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2</text:p>
          </table:table-cell>
          <table:table-cell office:value-type="string" calcext:value-type="string">
            <text:p><text:s/>n/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4400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1</text:p>
          </table:table-cell>
          <table:table-cell office:value-type="float" office:value="82.915" calcext:value-type="float">
            <text:p>82.9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5002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2</text:p>
          </table:table-cell>
          <table:table-cell office:value-type="float" office:value="72.0837" calcext:value-type="float">
            <text:p>72.083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5604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3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6279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office:value-type="string" calcext:value-type="string">
            <text:p><text:s/>n/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6995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3</text:p>
          </table:table-cell>
          <table:table-cell office:value-type="float" office:value="75.8565" calcext:value-type="float">
            <text:p>75.856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7597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office:value-type="float" office:value="86.636" calcext:value-type="float">
            <text:p>86.63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8201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office:value-type="string" calcext:value-type="string">
            <text:p><text:s/>n/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/>ELLIGIB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8919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5</text:p>
          </table:table-cell>
          <table:table-cell office:value-type="float" office:value="97.501" calcext:value-type="float">
            <text:p>97.5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0445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5</text:p>
          </table:table-cell>
          <table:table-cell office:value-type="float" office:value="99.1679" calcext:value-type="float">
            <text:p>99.167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1396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office:value-type="float" office:value="99.3174" calcext:value-type="float">
            <text:p>99.317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2094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2</text:p>
          </table:table-cell>
          <table:table-cell office:value-type="float" office:value="98.9285" calcext:value-type="float">
            <text:p>98.928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3105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<text:s/>ELLIGIB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13763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office:value-type="float" office:value="72.5625" calcext:value-type="float">
            <text:p>72.56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4403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office:value-type="float" office:value="93.3044" calcext:value-type="float">
            <text:p>93.304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5549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6</text:p>
          </table:table-cell>
          <table:table-cell office:value-type="float" office:value="93.8858" calcext:value-type="float">
            <text:p>93.885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6151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3</text:p>
          </table:table-cell>
          <table:table-cell office:value-type="float" office:value="91.9657" calcext:value-type="float">
            <text:p>91.965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7052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1</text:p>
          </table:table-cell>
          <table:table-cell office:value-type="float" office:value="97.6933" calcext:value-type="float">
            <text:p>97.69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7689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4</text:p>
          </table:table-cell>
          <table:table-cell office:value-type="string" calcext:value-type="string">
            <text:p><text:s/>n/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/>ELLIGIB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18839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6</text:p>
          </table:table-cell>
          <table:table-cell office:value-type="float" office:value="93.3234" calcext:value-type="float">
            <text:p>93.32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9441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2</text:p>
          </table:table-cell>
          <table:table-cell office:value-type="float" office:value="92.2936" calcext:value-type="float">
            <text:p>92.293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0044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3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0646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3</text:p>
          </table:table-cell>
          <table:table-cell office:value-type="float" office:value="94.4987" calcext:value-type="float">
            <text:p>94.498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1584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6</text:p>
          </table:table-cell>
          <table:table-cell office:value-type="float" office:value="86.043" calcext:value-type="float">
            <text:p>86.04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2186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2</text:p>
          </table:table-cell>
          <table:table-cell office:value-type="float" office:value="76.6194" calcext:value-type="float">
            <text:p>76.619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2788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2</text:p>
          </table:table-cell>
          <table:table-cell office:value-type="float" office:value="91.1332" calcext:value-type="float">
            <text:p>91.13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3390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2</text:p>
          </table:table-cell>
          <table:table-cell office:value-type="float" office:value="93.2573" calcext:value-type="float">
            <text:p>93.257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4165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4</text:p>
          </table:table-cell>
          <table:table-cell office:value-type="float" office:value="83.4423" calcext:value-type="float">
            <text:p>83.44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4766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2</text:p>
          </table:table-cell>
          <table:table-cell office:value-type="float" office:value="88.9663" calcext:value-type="float">
            <text:p>88.966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5368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2</text:p>
          </table:table-cell>
          <table:table-cell office:value-type="float" office:value="95.781" calcext:value-type="float">
            <text:p>95.78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5970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3</text:p>
          </table:table-cell>
          <table:table-cell office:value-type="float" office:value="84.2179" calcext:value-type="float">
            <text:p>84.217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6712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3</text:p>
          </table:table-cell>
          <table:table-cell office:value-type="float" office:value="96.1567" calcext:value-type="float">
            <text:p>96.156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7377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ELLIGIB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27990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3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8790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5</text:p>
          </table:table-cell>
          <table:table-cell office:value-type="float" office:value="67.727" calcext:value-type="float">
            <text:p>67.727</text:p>
          </table:table-cell>
          <table:table-cell office:value-type="string" calcext:value-type="string">
            <text:p><text:s/>FAILURE 3</text:p>
          </table:table-cell>
          <table:table-cell office:value-type="string" calcext:value-type="string">
            <text:p><text:s/>n/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<text:s/>ELLIGIBL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me: 29556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5</text:p>
          </table:table-cell>
          <table:table-cell office:value-type="float" office:value="99.6672" calcext:value-type="float">
            <text:p>99.667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30157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3</text:p>
          </table:table-cell>
          <table:table-cell office:value-type="float" office:value="91.185" calcext:value-type="float">
            <text:p>91.18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30760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2</text:p>
          </table:table-cell>
          <table:table-cell office:value-type="float" office:value="92.2936" calcext:value-type="float">
            <text:p>92.293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31693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32305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2</text:p>
          </table:table-cell>
          <table:table-cell office:value-type="float" office:value="91.4036" calcext:value-type="float">
            <text:p>91.403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32907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2</text:p>
          </table:table-cell>
          <table:table-cell office:value-type="float" office:value="94.5604" calcext:value-type="float">
            <text:p>94.560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33509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2</text:p>
          </table:table-cell>
          <table:table-cell office:value-type="float" office:value="95.1064" calcext:value-type="float">
            <text:p>95.10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34130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4</text:p>
          </table:table-cell>
          <table:table-cell office:value-type="float" office:value="84.8619" calcext:value-type="float">
            <text:p>84.861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34802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6</text:p>
          </table:table-cell>
          <table:table-cell office:value-type="string" calcext:value-type="string">
            <text:p><text:s/>n/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536" calcext:value-type="float">
            <text:p>536</text:p>
          </table:table-cell>
          <table:table-cell office:value-type="string" calcext:value-type="string">
            <text:p><text:s/>ELLIGIB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otal Faults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/>Elligible Total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<text:s/>DiagTo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Elligible DiagTo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FailT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MemoryTot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%Memory</text:p>
          </table:table-cell>
          <table:table-cell office:value-type="float" office:value="0.829268" calcext:value-type="float">
            <text:p>0.829268</text:p>
          </table:table-cell>
          <table:table-cell office:value-type="string" calcext:value-type="string">
            <text:p><text:s/>%Failure</text:p>
          </table:table-cell>
          <table:table-cell office:value-type="float" office:value="0.0285714" calcext:value-type="float">
            <text:p>0.0285714</text:p>
          </table:table-cell>
        </table:table-row>
        <table:table-row table:style-name="ro1">
          <table:table-cell office:value-type="string" calcext:value-type="string">
            <text:p>Time: 654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2094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6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3129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6</text:p>
          </table:table-cell>
          <table:table-cell office:value-type="float" office:value="70.4778" calcext:value-type="float">
            <text:p>70.477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3731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4</text:p>
          </table:table-cell>
          <table:table-cell office:value-type="string" calcext:value-type="string">
            <text:p><text:s/>n/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4582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1</text:p>
          </table:table-cell>
          <table:table-cell office:value-type="float" office:value="99.5565" calcext:value-type="float">
            <text:p>99.55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5250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office:value-type="float" office:value="67.9328" calcext:value-type="float">
            <text:p>67.932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6120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5</text:p>
          </table:table-cell>
          <table:table-cell office:value-type="string" calcext:value-type="string">
            <text:p><text:s/>n/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507" calcext:value-type="float">
            <text:p>507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7227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3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7855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float" office:value="70.8656" calcext:value-type="float">
            <text:p>70.8656</text:p>
          </table:table-cell>
          <table:table-cell office:value-type="string" calcext:value-type="string">
            <text:p><text:s/>FAILURE 3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me: 9227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10071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5</text:p>
          </table:table-cell>
          <table:table-cell office:value-type="float" office:value="99.1668" calcext:value-type="float">
            <text:p>99.166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0673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2</text:p>
          </table:table-cell>
          <table:table-cell office:value-type="string" calcext:value-type="string">
            <text:p><text:s/>n/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11311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1915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office:value-type="float" office:value="99.6672" calcext:value-type="float">
            <text:p>99.667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3146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office:value-type="string" calcext:value-type="string">
            <text:p><text:s/>n/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617" calcext:value-type="float">
            <text:p>617</text:p>
          </table:table-cell>
          <table:table-cell office:value-type="string" calcext:value-type="string">
            <text:p><text:s/>ELLIGIB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14781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office:value-type="float" office:value="68.6802" calcext:value-type="float">
            <text:p>68.680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5383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3</text:p>
          </table:table-cell>
          <table:table-cell office:value-type="float" office:value="78.3716" calcext:value-type="float">
            <text:p>78.37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6448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4</text:p>
          </table:table-cell>
          <table:table-cell office:value-type="float" office:value="77.2588" calcext:value-type="float">
            <text:p>77.258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7050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3</text:p>
          </table:table-cell>
          <table:table-cell office:value-type="float" office:value="95.8033" calcext:value-type="float">
            <text:p>95.803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7652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3</text:p>
          </table:table-cell>
          <table:table-cell office:value-type="float" office:value="90.4588" calcext:value-type="float">
            <text:p>90.458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9086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6</text:p>
          </table:table-cell>
          <table:table-cell office:value-type="float" office:value="92.0539" calcext:value-type="float">
            <text:p>92.053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9688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3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1778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6</text:p>
          </table:table-cell>
          <table:table-cell office:value-type="float" office:value="79.9957" calcext:value-type="float">
            <text:p>79.995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2549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1</text:p>
          </table:table-cell>
          <table:table-cell office:value-type="float" office:value="87.8934" calcext:value-type="float">
            <text:p>87.89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3261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6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ELLIGIB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23874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2</text:p>
          </table:table-cell>
          <table:table-cell office:value-type="float" office:value="85.4864" calcext:value-type="float">
            <text:p>85.48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4934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4</text:p>
          </table:table-cell>
          <table:table-cell office:value-type="float" office:value="88.4337" calcext:value-type="float">
            <text:p>88.433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6034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float" office:value="81.0546" calcext:value-type="float">
            <text:p>81.05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6663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2</text:p>
          </table:table-cell>
          <table:table-cell office:value-type="float" office:value="77.9745" calcext:value-type="float">
            <text:p>77.97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7519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3</text:p>
          </table:table-cell>
          <table:table-cell office:value-type="float" office:value="99.486" calcext:value-type="float">
            <text:p>99.48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8121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3</text:p>
          </table:table-cell>
          <table:table-cell office:value-type="float" office:value="92.5003" calcext:value-type="float">
            <text:p>92.500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8759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2</text:p>
          </table:table-cell>
          <table:table-cell office:value-type="float" office:value="97.8796" calcext:value-type="float">
            <text:p>97.879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30294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6</text:p>
          </table:table-cell>
          <table:table-cell office:value-type="float" office:value="90.4762" calcext:value-type="float">
            <text:p>90.476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30896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3</text:p>
          </table:table-cell>
          <table:table-cell office:value-type="float" office:value="96.833" calcext:value-type="float">
            <text:p>96.83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otal Faults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Elligible Total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<text:s/>DiagTo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Elligible DiagTo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FailT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MemoryTot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%Memory</text:p>
          </table:table-cell>
          <table:table-cell office:value-type="float" office:value="0.857143" calcext:value-type="float">
            <text:p>0.857143</text:p>
          </table:table-cell>
          <table:table-cell office:value-type="string" calcext:value-type="string">
            <text:p><text:s/>%Failure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>
          <table:table-cell office:value-type="string" calcext:value-type="string">
            <text:p>Time: 620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1232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2</text:p>
          </table:table-cell>
          <table:table-cell office:value-type="string" calcext:value-type="string">
            <text:p><text:s/>n/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2346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6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2996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4</text:p>
          </table:table-cell>
          <table:table-cell office:value-type="string" calcext:value-type="string">
            <text:p><text:s/>n/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3803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3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4416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3</text:p>
          </table:table-cell>
          <table:table-cell office:value-type="float" office:value="78.7388" calcext:value-type="float">
            <text:p>78.738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5020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office:value-type="string" calcext:value-type="string">
            <text:p><text:s/>n/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/>ELLIGIB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5738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office:value-type="string" calcext:value-type="string">
            <text:p><text:s/>n/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<text:s/>ELLIGIB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7601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5</text:p>
          </table:table-cell>
          <table:table-cell office:value-type="float" office:value="99.005" calcext:value-type="float">
            <text:p>99.00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8381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9045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office:value-type="float" office:value="99.8335" calcext:value-type="float">
            <text:p>99.833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9647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office:value-type="float" office:value="96.306" calcext:value-type="float">
            <text:p>96.30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0578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ELLIGIB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11438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2040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2</text:p>
          </table:table-cell>
          <table:table-cell office:value-type="float" office:value="76.0045" calcext:value-type="float">
            <text:p>76.00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2686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office:value-type="float" office:value="66.3781" calcext:value-type="float">
            <text:p>66.378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3289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ime: 13936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office:value-type="float" office:value="90.1063" calcext:value-type="float">
            <text:p>90.106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4571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: 15172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2</text:p>
          </table:table-cell>
          <table:table-cell office:value-type="float" office:value="87.4418" calcext:value-type="float">
            <text:p>87.44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8238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6</text:p>
          </table:table-cell>
          <table:table-cell office:value-type="float" office:value="68.8985" calcext:value-type="float">
            <text:p>68.898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8840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3</text:p>
          </table:table-cell>
          <table:table-cell office:value-type="float" office:value="83.7478" calcext:value-type="float">
            <text:p>83.747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9442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2</text:p>
          </table:table-cell>
          <table:table-cell office:value-type="float" office:value="97.3688" calcext:value-type="float">
            <text:p>97.368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0044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3</text:p>
          </table:table-cell>
          <table:table-cell office:value-type="float" office:value="86.4044" calcext:value-type="float">
            <text:p>86.404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0646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3</text:p>
          </table:table-cell>
          <table:table-cell office:value-type="float" office:value="93.8627" calcext:value-type="float">
            <text:p>93.86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3247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6</text:p>
          </table:table-cell>
          <table:table-cell office:value-type="float" office:value="85.1428" calcext:value-type="float">
            <text:p>85.142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3849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3</text:p>
          </table:table-cell>
          <table:table-cell office:value-type="float" office:value="99.8288" calcext:value-type="float">
            <text:p>99.828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5253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25865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3</text:p>
          </table:table-cell>
          <table:table-cell office:value-type="float" office:value="92.4723" calcext:value-type="float">
            <text:p>92.472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6763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3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7368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5</text:p>
          </table:table-cell>
          <table:table-cell table:number-columns-repeated="3" office:value-type="float" office:value="99.6672" calcext:value-type="float">
            <text:p>99.667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: 27972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office:value-type="float" office:value="83.9671" calcext:value-type="float">
            <text:p>83.967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8727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5</text:p>
          </table:table-cell>
          <table:table-cell table:number-columns-repeated="2" office:value-type="float" office:value="99.5012" calcext:value-type="float">
            <text:p>99.50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ime: 29613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ime: 30253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1</text:p>
          </table:table-cell>
          <table:table-cell office:value-type="float" office:value="99.5565" calcext:value-type="float">
            <text:p>99.55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30865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4</text:p>
          </table:table-cell>
          <table:table-cell office:value-type="float" office:value="77.7543" calcext:value-type="float">
            <text:p>77.754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35357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1</text:p>
          </table:table-cell>
          <table:table-cell office:value-type="float" office:value="99.5565" calcext:value-type="float">
            <text:p>99.55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otal Faults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<text:s/>Elligible Total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DiagTo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Elligible DiagTo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FailTo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MemoryTot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%Memory</text:p>
          </table:table-cell>
          <table:table-cell office:value-type="float" office:value="0.84375" calcext:value-type="float">
            <text:p>0.84375</text:p>
          </table:table-cell>
          <table:table-cell office:value-type="string" calcext:value-type="string">
            <text:p><text:s/>%Failur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ime: 971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1583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2</text:p>
          </table:table-cell>
          <table:table-cell office:value-type="string" calcext:value-type="string">
            <text:p><text:s/>n/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2684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6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3297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6</text:p>
          </table:table-cell>
          <table:table-cell office:value-type="float" office:value="83.1822" calcext:value-type="float">
            <text:p>83.18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3899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2</text:p>
          </table:table-cell>
          <table:table-cell office:value-type="float" office:value="93.8014" calcext:value-type="float">
            <text:p>93.80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4720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6</text:p>
          </table:table-cell>
          <table:table-cell office:value-type="float" office:value="93.67" calcext:value-type="float">
            <text:p>93.6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5513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5</text:p>
          </table:table-cell>
          <table:table-cell office:value-type="string" calcext:value-type="string">
            <text:p><text:s/>n/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6450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2</text:p>
          </table:table-cell>
          <table:table-cell office:value-type="float" office:value="69.2999" calcext:value-type="float">
            <text:p>69.299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7055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5</text:p>
          </table:table-cell>
          <table:table-cell office:value-type="float" office:value="98.8367" calcext:value-type="float">
            <text:p>98.836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7656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3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8640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2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9389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office:value-type="float" office:value="99.8335" calcext:value-type="float">
            <text:p>99.833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0439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5</text:p>
          </table:table-cell>
          <table:table-cell office:value-type="float" office:value="99.8335" calcext:value-type="float">
            <text:p>99.833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1326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3</text:p>
          </table:table-cell>
          <table:table-cell office:value-type="float" office:value="78.0865" calcext:value-type="float">
            <text:p>78.086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1929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3</text:p>
          </table:table-cell>
          <table:table-cell office:value-type="float" office:value="93.7666" calcext:value-type="float">
            <text:p>93.766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2531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2</text:p>
          </table:table-cell>
          <table:table-cell table:number-columns-repeated="2" office:value-type="float" office:value="98.9247" calcext:value-type="float">
            <text:p>98.92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ime: 13169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3</text:p>
          </table:table-cell>
          <table:table-cell office:value-type="float" office:value="89.2212" calcext:value-type="float">
            <text:p>89.22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3833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14445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3</text:p>
          </table:table-cell>
          <table:table-cell office:value-type="float" office:value="98.4638" calcext:value-type="float">
            <text:p>98.463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9484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1</text:p>
          </table:table-cell>
          <table:table-cell office:value-type="float" office:value="68.0749" calcext:value-type="float">
            <text:p>68.07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0087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2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0689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1</text:p>
          </table:table-cell>
          <table:table-cell office:value-type="float" office:value="68.6373" calcext:value-type="float">
            <text:p>68.6373</text:p>
          </table:table-cell>
          <table:table-cell office:value-type="string" calcext:value-type="string">
            <text:p><text:s/>FAILURE 5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me: 21583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1</text:p>
          </table:table-cell>
          <table:table-cell office:value-type="float" office:value="66.1082" calcext:value-type="float">
            <text:p>66.108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2192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6</text:p>
          </table:table-cell>
          <table:table-cell office:value-type="float" office:value="92.816" calcext:value-type="float">
            <text:p>92.8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2794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3</text:p>
          </table:table-cell>
          <table:table-cell office:value-type="float" office:value="84.6248" calcext:value-type="float">
            <text:p>84.624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3816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1</text:p>
          </table:table-cell>
          <table:table-cell office:value-type="float" office:value="99.5565" calcext:value-type="float">
            <text:p>99.55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4877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1</text:p>
          </table:table-cell>
          <table:table-cell table:number-columns-repeated="2" office:value-type="float" office:value="99.7783" calcext:value-type="float">
            <text:p>99.77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LASSIFIED 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ime: 26072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5</text:p>
          </table:table-cell>
          <table:table-cell office:value-type="float" office:value="99.8335" calcext:value-type="float">
            <text:p>99.833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6833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float" office:value="98.0196" calcext:value-type="float">
            <text:p>98.019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7679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ELLIGIB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28294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table:number-columns-repeated="2" office:value-type="float" office:value="99.6667" calcext:value-type="float">
            <text:p>99.666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CLASSIFIED 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otal Faults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<text:s/>Elligible Total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/>DiagTo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Elligible DiagTo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FailT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MemoryTot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/>%Memory</text:p>
          </table:table-cell>
          <table:table-cell office:value-type="float" office:value="0.884615" calcext:value-type="float">
            <text:p>0.884615</text:p>
          </table:table-cell>
          <table:table-cell office:value-type="string" calcext:value-type="string">
            <text:p><text:s/>%Failure</text:p>
          </table:table-cell>
          <table:table-cell office:value-type="float" office:value="0.0416667" calcext:value-type="float">
            <text:p>0.0416667</text:p>
          </table:table-cell>
        </table:table-row>
        <table:table-row table:style-name="ro1">
          <table:table-cell office:value-type="string" calcext:value-type="string">
            <text:p>Time: 1127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1751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4</text:p>
          </table:table-cell>
          <table:table-cell office:value-type="string" calcext:value-type="string">
            <text:p><text:s/>n/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2572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4</text:p>
          </table:table-cell>
          <table:table-cell office:value-type="float" office:value="98.3158" calcext:value-type="float">
            <text:p>98.315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3385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1</text:p>
          </table:table-cell>
          <table:table-cell office:value-type="float" office:value="99.7783" calcext:value-type="float">
            <text:p>99.77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3987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2</text:p>
          </table:table-cell>
          <table:table-cell office:value-type="string" calcext:value-type="string">
            <text:p><text:s/>n/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4598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3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6529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office:value-type="float" office:value="69.6505" calcext:value-type="float">
            <text:p>69.650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7943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office:value-type="float" office:value="99.486" calcext:value-type="float">
            <text:p>99.48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8651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5</text:p>
          </table:table-cell>
          <table:table-cell office:value-type="string" calcext:value-type="string">
            <text:p><text:s/>n/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10539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5</text:p>
          </table:table-cell>
          <table:table-cell office:value-type="float" office:value="99.3355" calcext:value-type="float">
            <text:p>99.335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1267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office:value-type="float" office:value="99.3333" calcext:value-type="float">
            <text:p>99.333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1868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2</text:p>
          </table:table-cell>
          <table:table-cell office:value-type="float" office:value="83.9424" calcext:value-type="float">
            <text:p>83.94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2471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2</text:p>
          </table:table-cell>
          <table:table-cell office:value-type="float" office:value="81.2598" calcext:value-type="float">
            <text:p>81.259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4020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4623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2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5324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6</text:p>
          </table:table-cell>
          <table:table-cell office:value-type="float" office:value="88.8425" calcext:value-type="float">
            <text:p>88.84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5926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2</text:p>
          </table:table-cell>
          <table:table-cell table:number-columns-repeated="2" office:value-type="float" office:value="99.4681" calcext:value-type="float">
            <text:p>99.468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ime: 16600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ELLIGIB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17213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3</text:p>
          </table:table-cell>
          <table:table-cell table:number-columns-repeated="2" office:value-type="float" office:value="99.8288" calcext:value-type="float">
            <text:p>99.828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ime: 17815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2</text:p>
          </table:table-cell>
          <table:table-cell office:value-type="float" office:value="98.938" calcext:value-type="float">
            <text:p>98.93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8597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6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ELLIGIB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19210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3</text:p>
          </table:table-cell>
          <table:table-cell table:number-columns-repeated="2" office:value-type="float" office:value="99.3174" calcext:value-type="float">
            <text:p>99.317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ime: 20072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6</text:p>
          </table:table-cell>
          <table:table-cell office:value-type="float" office:value="78.9286" calcext:value-type="float">
            <text:p>78.928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0675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2</text:p>
          </table:table-cell>
          <table:table-cell office:value-type="float" office:value="81.9604" calcext:value-type="float">
            <text:p>81.960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1277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3</text:p>
          </table:table-cell>
          <table:table-cell office:value-type="float" office:value="88.8552" calcext:value-type="float">
            <text:p>88.855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1885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4</text:p>
          </table:table-cell>
          <table:table-cell office:value-type="string" calcext:value-type="string">
            <text:p><text:s/>n/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482" calcext:value-type="float">
            <text:p>482</text:p>
          </table:table-cell>
          <table:table-cell office:value-type="string" calcext:value-type="string">
            <text:p><text:s/>ELLIGIB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22967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2</text:p>
          </table:table-cell>
          <table:table-cell table:number-columns-repeated="2" office:value-type="float" office:value="90.0235" calcext:value-type="float">
            <text:p>90.023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ime: 24076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6</text:p>
          </table:table-cell>
          <table:table-cell office:value-type="float" office:value="87.8255" calcext:value-type="float">
            <text:p>87.82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4678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2</text:p>
          </table:table-cell>
          <table:table-cell table:number-columns-repeated="2" office:value-type="float" office:value="99.4633" calcext:value-type="float">
            <text:p>99.463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ime: 25503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5</text:p>
          </table:table-cell>
          <table:table-cell office:value-type="string" calcext:value-type="string">
            <text:p><text:s/>n/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<text:s/>ELLIGIB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26315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office:value-type="float" office:value="98.8346" calcext:value-type="float">
            <text:p>98.834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6916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2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7913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2</text:p>
          </table:table-cell>
          <table:table-cell office:value-type="float" office:value="99.4585" calcext:value-type="float">
            <text:p>99.458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8517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9335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office:value-type="float" office:value="83.2326" calcext:value-type="float">
            <text:p>83.232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9937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2</text:p>
          </table:table-cell>
          <table:table-cell office:value-type="float" office:value="93.1903" calcext:value-type="float">
            <text:p>93.19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30688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4</text:p>
          </table:table-cell>
          <table:table-cell office:value-type="float" office:value="80.5167" calcext:value-type="float">
            <text:p>80.516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31527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6</text:p>
          </table:table-cell>
          <table:table-cell office:value-type="float" office:value="92.1567" calcext:value-type="float">
            <text:p>92.156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32129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2</text:p>
          </table:table-cell>
          <table:table-cell office:value-type="float" office:value="90.1138" calcext:value-type="float">
            <text:p>90.113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32760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2</text:p>
          </table:table-cell>
          <table:table-cell office:value-type="float" office:value="94.0722" calcext:value-type="float">
            <text:p>94.07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33515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6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175" calcext:value-type="float">
            <text:p>1175</text:p>
          </table:table-cell>
          <table:table-cell office:value-type="string" calcext:value-type="string">
            <text:p><text:s/>ELLIGIB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35514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otal Faults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<text:s/>Elligible Total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<text:s/>DiagTo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Elligible DiagTo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FailTo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MemoryTot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<text:s/>%Memory</text:p>
          </table:table-cell>
          <table:table-cell office:value-type="float" office:value="0.837838" calcext:value-type="float">
            <text:p>0.837838</text:p>
          </table:table-cell>
          <table:table-cell office:value-type="string" calcext:value-type="string">
            <text:p><text:s/>%Failur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ime: 1548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7744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float" office:value="98.4682" calcext:value-type="float">
            <text:p>98.468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8696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9565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ELLIGIB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10237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5</text:p>
          </table:table-cell>
          <table:table-cell office:value-type="string" calcext:value-type="string">
            <text:p><text:s/>n/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11001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2</text:p>
          </table:table-cell>
          <table:table-cell office:value-type="string" calcext:value-type="string">
            <text:p><text:s/>n/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11677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office:value-type="string" calcext:value-type="string">
            <text:p><text:s/>n/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12445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office:value-type="string" calcext:value-type="string">
            <text:p><text:s/>n/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/>ELLIGIB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13223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office:value-type="float" office:value="99.1679" calcext:value-type="float">
            <text:p>99.167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3937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office:value-type="float" office:value="80.7568" calcext:value-type="float">
            <text:p>80.756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4692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office:value-type="float" office:value="99.8335" calcext:value-type="float">
            <text:p>99.833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5359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4</text:p>
          </table:table-cell>
          <table:table-cell office:value-type="string" calcext:value-type="string">
            <text:p><text:s/>n/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/>ELLIGIB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16075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3</text:p>
          </table:table-cell>
          <table:table-cell office:value-type="float" office:value="91.3678" calcext:value-type="float">
            <text:p>91.367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7167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6</text:p>
          </table:table-cell>
          <table:table-cell office:value-type="float" office:value="90.2637" calcext:value-type="float">
            <text:p>90.263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7884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4</text:p>
          </table:table-cell>
          <table:table-cell office:value-type="float" office:value="98.3221" calcext:value-type="float">
            <text:p>98.322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8485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1</text:p>
          </table:table-cell>
          <table:table-cell office:value-type="float" office:value="70.2244" calcext:value-type="float">
            <text:p>70.2244</text:p>
          </table:table-cell>
          <table:table-cell office:value-type="string" calcext:value-type="string">
            <text:p><text:s/>FAILURE 5</text:p>
          </table:table-cell>
          <table:table-cell office:value-type="float" office:value="70.2244" calcext:value-type="float">
            <text:p>70.2244</text:p>
          </table:table-cell>
          <table:table-cell office:value-type="string" calcext:value-type="string">
            <text:p><text:s/>FAILURE 5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<text:s/>ELLIGIB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: 19430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20393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4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0994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3</text:p>
          </table:table-cell>
          <table:table-cell office:value-type="float" office:value="86.2951" calcext:value-type="float">
            <text:p>86.295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1596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2</text:p>
          </table:table-cell>
          <table:table-cell office:value-type="float" office:value="85.9657" calcext:value-type="float">
            <text:p>85.965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2456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23756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1</text:p>
          </table:table-cell>
          <table:table-cell office:value-type="float" office:value="99.5565" calcext:value-type="float">
            <text:p>99.55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5054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office:value-type="float" office:value="80.7912" calcext:value-type="float">
            <text:p>80.79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5681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5</text:p>
          </table:table-cell>
          <table:table-cell office:value-type="float" office:value="99.6672" calcext:value-type="float">
            <text:p>99.667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6283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2</text:p>
          </table:table-cell>
          <table:table-cell office:value-type="float" office:value="85.5043" calcext:value-type="float">
            <text:p>85.50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7588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ime: 28386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3</text:p>
          </table:table-cell>
          <table:table-cell office:value-type="float" office:value="80.7237" calcext:value-type="float">
            <text:p>80.723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9013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office:value-type="float" office:value="93.443" calcext:value-type="float">
            <text:p>93.44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9617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office:value-type="float" office:value="99.8335" calcext:value-type="float">
            <text:p>99.833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30843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4</text:p>
          </table:table-cell>
          <table:table-cell table:number-columns-repeated="3" office:value-type="float" office:value="96.6627" calcext:value-type="float">
            <text:p>96.66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: 31490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4</text:p>
          </table:table-cell>
          <table:table-cell table:number-columns-repeated="2" office:value-type="float" office:value="98.1324" calcext:value-type="float">
            <text:p>98.13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ime: 32094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4</text:p>
          </table:table-cell>
          <table:table-cell table:number-columns-repeated="2" office:value-type="float" office:value="99.6262" calcext:value-type="float">
            <text:p>99.626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ime: 32744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4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ime: 33347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4</text:p>
          </table:table-cell>
          <table:table-cell office:value-type="float" office:value="71.3318" calcext:value-type="float">
            <text:p>71.331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34092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4</text:p>
          </table:table-cell>
          <table:table-cell office:value-type="float" office:value="96.675" calcext:value-type="float">
            <text:p>96.67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35314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1</text:p>
          </table:table-cell>
          <table:table-cell table:number-columns-repeated="2" office:value-type="float" office:value="99.7783" calcext:value-type="float">
            <text:p>99.77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LASSIFIED 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ime: 35919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4</text:p>
          </table:table-cell>
          <table:table-cell office:value-type="float" office:value="97.353" calcext:value-type="float">
            <text:p>97.35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otal Faults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<text:s/>Elligible Total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DiagTo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Elligible DiagTo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FailTo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MemoryTot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/>%Memory</text:p>
          </table:table-cell>
          <table:table-cell office:value-type="float" office:value="0.8125" calcext:value-type="float">
            <text:p>0.8125</text:p>
          </table:table-cell>
          <table:table-cell office:value-type="string" calcext:value-type="string">
            <text:p><text:s/>%Failure</text:p>
          </table:table-cell>
          <table:table-cell office:value-type="float" office:value="0.0714286" calcext:value-type="float">
            <text:p>0.0714286</text:p>
          </table:table-cell>
        </table:table-row>
        <table:table-row table:style-name="ro1">
          <table:table-cell office:value-type="string" calcext:value-type="string">
            <text:p>Time: 978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1626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2402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1</text:p>
          </table:table-cell>
          <table:table-cell office:value-type="float" office:value="99.5565" calcext:value-type="float">
            <text:p>99.55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3010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4</text:p>
          </table:table-cell>
          <table:table-cell office:value-type="string" calcext:value-type="string">
            <text:p><text:s/>n/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3818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4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4734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4</text:p>
          </table:table-cell>
          <table:table-cell table:number-columns-repeated="2" office:value-type="float" office:value="72.9865" calcext:value-type="float">
            <text:p>72.986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ime: 5416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office:value-type="string" calcext:value-type="string">
            <text:p><text:s/>n/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/>ELLIGIB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6413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7101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office:value-type="float" office:value="99.6579" calcext:value-type="float">
            <text:p>99.657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8077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2</text:p>
          </table:table-cell>
          <table:table-cell office:value-type="string" calcext:value-type="string">
            <text:p><text:s/>n/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8769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office:value-type="float" office:value="99.8288" calcext:value-type="float">
            <text:p>99.828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9371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2</text:p>
          </table:table-cell>
          <table:table-cell office:value-type="float" office:value="85.4004" calcext:value-type="float">
            <text:p>85.400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9974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office:value-type="float" office:value="99.8288" calcext:value-type="float">
            <text:p>99.828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0876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office:value-type="string" calcext:value-type="string">
            <text:p><text:s/>n/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566" calcext:value-type="float">
            <text:p>566</text:p>
          </table:table-cell>
          <table:table-cell office:value-type="string" calcext:value-type="string">
            <text:p><text:s/>ELLIGIB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12273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5</text:p>
          </table:table-cell>
          <table:table-cell office:value-type="float" office:value="91.5289" calcext:value-type="float">
            <text:p>91.528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2876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5</text:p>
          </table:table-cell>
          <table:table-cell office:value-type="float" office:value="99" calcext:value-type="float">
            <text:p>9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3479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5</text:p>
          </table:table-cell>
          <table:table-cell office:value-type="float" office:value="99.0005" calcext:value-type="float">
            <text:p>99.000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4084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office:value-type="float" office:value="99.5001" calcext:value-type="float">
            <text:p>99.50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4892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office:value-type="float" office:value="99.3174" calcext:value-type="float">
            <text:p>99.317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5570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4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ime: 16676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4</text:p>
          </table:table-cell>
          <table:table-cell office:value-type="float" office:value="96.5595" calcext:value-type="float">
            <text:p>96.559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7277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2</text:p>
          </table:table-cell>
          <table:table-cell office:value-type="float" office:value="88.8176" calcext:value-type="float">
            <text:p>88.817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8041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4</text:p>
          </table:table-cell>
          <table:table-cell office:value-type="float" office:value="99.1679" calcext:value-type="float">
            <text:p>99.167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1280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6</text:p>
          </table:table-cell>
          <table:table-cell table:number-columns-repeated="2" office:value-type="float" office:value="78.2555" calcext:value-type="float">
            <text:p>78.25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ime: 22157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6</text:p>
          </table:table-cell>
          <table:table-cell office:value-type="string" calcext:value-type="string">
            <text:p><text:s/>n/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633" calcext:value-type="float">
            <text:p>633</text:p>
          </table:table-cell>
          <table:table-cell office:value-type="string" calcext:value-type="string">
            <text:p><text:s/>ELLIGIB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23390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2</text:p>
          </table:table-cell>
          <table:table-cell office:value-type="float" office:value="83.3274" calcext:value-type="float">
            <text:p>83.327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4001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4</text:p>
          </table:table-cell>
          <table:table-cell office:value-type="float" office:value="98.3172" calcext:value-type="float">
            <text:p>98.317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4602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3</text:p>
          </table:table-cell>
          <table:table-cell office:value-type="float" office:value="82.9817" calcext:value-type="float">
            <text:p>82.98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5352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5</text:p>
          </table:table-cell>
          <table:table-cell office:value-type="float" office:value="97.0195" calcext:value-type="float">
            <text:p>97.019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5955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5</text:p>
          </table:table-cell>
          <table:table-cell office:value-type="float" office:value="99.3339" calcext:value-type="float">
            <text:p>99.333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6672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27502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float" office:value="90.3494" calcext:value-type="float">
            <text:p>90.349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8183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float" office:value="95.0668" calcext:value-type="float">
            <text:p>95.066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8914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2</text:p>
          </table:table-cell>
          <table:table-cell office:value-type="float" office:value="88.8176" calcext:value-type="float">
            <text:p>88.817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9718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office:value-type="float" office:value="99.8335" calcext:value-type="float">
            <text:p>99.833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30758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6</text:p>
          </table:table-cell>
          <table:table-cell office:value-type="float" office:value="69.7047" calcext:value-type="float">
            <text:p>69.704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31847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4</text:p>
          </table:table-cell>
          <table:table-cell office:value-type="float" office:value="94.5377" calcext:value-type="float">
            <text:p>94.537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32448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2</text:p>
          </table:table-cell>
          <table:table-cell office:value-type="float" office:value="91.6853" calcext:value-type="float">
            <text:p>91.685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33184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4</text:p>
          </table:table-cell>
          <table:table-cell office:value-type="float" office:value="92.1431" calcext:value-type="float">
            <text:p>92.143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33814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ELLIGIB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34921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4</text:p>
          </table:table-cell>
          <table:table-cell office:value-type="float" office:value="98.6689" calcext:value-type="float">
            <text:p>98.668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35522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3</text:p>
          </table:table-cell>
          <table:table-cell office:value-type="float" office:value="89.975" calcext:value-type="float">
            <text:p>89.97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otal Faults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<text:s/>Elligible Total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<text:s/>DiagTo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Elligible DiagTo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FailTo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MemoryTot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%Memory</text:p>
          </table:table-cell>
          <table:table-cell office:value-type="float" office:value="0.842105" calcext:value-type="float">
            <text:p>0.842105</text:p>
          </table:table-cell>
          <table:table-cell office:value-type="string" calcext:value-type="string">
            <text:p><text:s/>%Failur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ime: 1186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1798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3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4316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1</text:p>
          </table:table-cell>
          <table:table-cell office:value-type="float" office:value="99.7783" calcext:value-type="float">
            <text:p>99.77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6156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office:value-type="string" calcext:value-type="string">
            <text:p><text:s/>n/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7017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5</text:p>
          </table:table-cell>
          <table:table-cell office:value-type="string" calcext:value-type="string">
            <text:p><text:s/>n/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8149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5</text:p>
          </table:table-cell>
          <table:table-cell office:value-type="float" office:value="97.5165" calcext:value-type="float">
            <text:p>97.516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0389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11001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2</text:p>
          </table:table-cell>
          <table:table-cell office:value-type="string" calcext:value-type="string">
            <text:p><text:s/>n/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11614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office:value-type="float" office:value="99.6667" calcext:value-type="float">
            <text:p>99.666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2303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office:value-type="float" office:value="85.337" calcext:value-type="float">
            <text:p>85.33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3957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5469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4</text:p>
          </table:table-cell>
          <table:table-cell office:value-type="string" calcext:value-type="string">
            <text:p><text:s/>n/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/>ELLIGIB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16185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2</text:p>
          </table:table-cell>
          <table:table-cell office:value-type="float" office:value="77.9876" calcext:value-type="float">
            <text:p>77.987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8025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28737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5</text:p>
          </table:table-cell>
          <table:table-cell table:number-columns-repeated="2" office:value-type="float" office:value="92.2033" calcext:value-type="float">
            <text:p>92.203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CLASSIFIED 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ime: 29340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table:number-columns-repeated="2" office:value-type="float" office:value="99.8335" calcext:value-type="float">
            <text:p>99.833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CLASSIFIED 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ime: 29944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office:value-type="float" office:value="99.8335" calcext:value-type="float">
            <text:p>99.833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30545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2</text:p>
          </table:table-cell>
          <table:table-cell office:value-type="float" office:value="83.9183" calcext:value-type="float">
            <text:p>83.918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31319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4</text:p>
          </table:table-cell>
          <table:table-cell office:value-type="float" office:value="84.3873" calcext:value-type="float">
            <text:p>84.387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32063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6</text:p>
          </table:table-cell>
          <table:table-cell office:value-type="float" office:value="83.6281" calcext:value-type="float">
            <text:p>83.628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32698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4</text:p>
          </table:table-cell>
          <table:table-cell office:value-type="float" office:value="97.7583" calcext:value-type="float">
            <text:p>97.758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33632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1</text:p>
          </table:table-cell>
          <table:table-cell office:value-type="float" office:value="92.755" calcext:value-type="float">
            <text:p>92.7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34249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1</text:p>
          </table:table-cell>
          <table:table-cell office:value-type="float" office:value="97.604" calcext:value-type="float">
            <text:p>97.6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otal Faults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/>Elligible Total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<text:s/>DiagTo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Elligible DiagTo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FailTo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MemoryTot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s/>%Memory</text:p>
          </table:table-cell>
          <table:table-cell office:value-type="float" office:value="0.833333" calcext:value-type="float">
            <text:p>0.833333</text:p>
          </table:table-cell>
          <table:table-cell office:value-type="string" calcext:value-type="string">
            <text:p><text:s/>%Failur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ime: 637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1969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6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3195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4</text:p>
          </table:table-cell>
          <table:table-cell office:value-type="string" calcext:value-type="string">
            <text:p><text:s/>n/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4734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4</text:p>
          </table:table-cell>
          <table:table-cell office:value-type="float" office:value="98.8335" calcext:value-type="float">
            <text:p>98.833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5427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office:value-type="string" calcext:value-type="string">
            <text:p><text:s/>n/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/>ELLIGIB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6143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2</text:p>
          </table:table-cell>
          <table:table-cell office:value-type="string" calcext:value-type="string">
            <text:p><text:s/>n/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6756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office:value-type="float" office:value="78.5906" calcext:value-type="float">
            <text:p>78.590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7385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2</text:p>
          </table:table-cell>
          <table:table-cell office:value-type="float" office:value="98.9247" calcext:value-type="float">
            <text:p>98.92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8580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office:value-type="float" office:value="98.6672" calcext:value-type="float">
            <text:p>98.667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9356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1027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11639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3</text:p>
          </table:table-cell>
          <table:table-cell office:value-type="float" office:value="88.9806" calcext:value-type="float">
            <text:p>88.980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2783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3742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ELLIGIB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14374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2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5571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4</text:p>
          </table:table-cell>
          <table:table-cell office:value-type="float" office:value="87.198" calcext:value-type="float">
            <text:p>87.19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6172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6</text:p>
          </table:table-cell>
          <table:table-cell table:number-columns-repeated="2" office:value-type="float" office:value="73.6" calcext:value-type="float">
            <text:p>73.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ime: 17684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18298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4</text:p>
          </table:table-cell>
          <table:table-cell office:value-type="float" office:value="78.835" calcext:value-type="float">
            <text:p>78.83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8944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4</text:p>
          </table:table-cell>
          <table:table-cell office:value-type="float" office:value="87.6087" calcext:value-type="float">
            <text:p>87.608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0994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21606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2</text:p>
          </table:table-cell>
          <table:table-cell office:value-type="float" office:value="97.8815" calcext:value-type="float">
            <text:p>97.88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2296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1</text:p>
          </table:table-cell>
          <table:table-cell office:value-type="float" office:value="93.9172" calcext:value-type="float">
            <text:p>93.91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2898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2</text:p>
          </table:table-cell>
          <table:table-cell office:value-type="float" office:value="80.3338" calcext:value-type="float">
            <text:p>80.333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6815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float" office:value="99.7783" calcext:value-type="float">
            <text:p>99.77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7434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5</text:p>
          </table:table-cell>
          <table:table-cell table:number-columns-repeated="2" office:value-type="float" office:value="99.6672" calcext:value-type="float">
            <text:p>99.667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ime: 28323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ime: 29696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ime: 30805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6</text:p>
          </table:table-cell>
          <table:table-cell office:value-type="float" office:value="74.3593" calcext:value-type="float">
            <text:p>74.359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31529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6</text:p>
          </table:table-cell>
          <table:table-cell table:number-columns-repeated="3" office:value-type="float" office:value="72.7422" calcext:value-type="float">
            <text:p>72.74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: 32132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6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ELLIGIB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32745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3</text:p>
          </table:table-cell>
          <table:table-cell office:value-type="float" office:value="96.6345" calcext:value-type="float">
            <text:p>96.634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33347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2</text:p>
          </table:table-cell>
          <table:table-cell office:value-type="float" office:value="81.0137" calcext:value-type="float">
            <text:p>81.013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34190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4</text:p>
          </table:table-cell>
          <table:table-cell office:value-type="float" office:value="86.6768" calcext:value-type="float">
            <text:p>86.676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34791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3</text:p>
          </table:table-cell>
          <table:table-cell office:value-type="float" office:value="90.9312" calcext:value-type="float">
            <text:p>90.93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35394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2</text:p>
          </table:table-cell>
          <table:table-cell office:value-type="float" office:value="97.3579" calcext:value-type="float">
            <text:p>97.357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35996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3</text:p>
          </table:table-cell>
          <table:table-cell office:value-type="float" office:value="98.9749" calcext:value-type="float">
            <text:p>98.974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otal Faults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<text:s/>Elligible Total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<text:s/>DiagTo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Elligible DiagTo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FailTo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MemoryTot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%Memory</text:p>
          </table:table-cell>
          <table:table-cell office:value-type="float" office:value="0.818182" calcext:value-type="float">
            <text:p>0.818182</text:p>
          </table:table-cell>
          <table:table-cell office:value-type="string" calcext:value-type="string">
            <text:p><text:s/>%Failur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ime: 628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5591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float" office:value="99.7783" calcext:value-type="float">
            <text:p>99.77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6727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<text:s/>ELLIGIB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7349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office:value-type="string" calcext:value-type="string">
            <text:p><text:s/>n/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8244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office:value-type="string" calcext:value-type="string">
            <text:p><text:s/>n/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462" calcext:value-type="float">
            <text:p>462</text:p>
          </table:table-cell>
          <table:table-cell office:value-type="string" calcext:value-type="string">
            <text:p><text:s/>ELLIGIB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9461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office:value-type="float" office:value="75.0945" calcext:value-type="float">
            <text:p>75.094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0187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office:value-type="string" calcext:value-type="string">
            <text:p><text:s/>n/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11039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float" office:value="71.4286" calcext:value-type="float">
            <text:p>71.428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1641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3</text:p>
          </table:table-cell>
          <table:table-cell office:value-type="float" office:value="83.7558" calcext:value-type="float">
            <text:p>83.755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2245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5</text:p>
          </table:table-cell>
          <table:table-cell office:value-type="float" office:value="77.3559" calcext:value-type="float">
            <text:p>77.355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3502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2</text:p>
          </table:table-cell>
          <table:table-cell office:value-type="string" calcext:value-type="string">
            <text:p><text:s/>n/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14204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3</text:p>
          </table:table-cell>
          <table:table-cell office:value-type="float" office:value="98.2953" calcext:value-type="float">
            <text:p>98.295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5862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table:number-columns-repeated="2" office:value-type="float" office:value="84.5154" calcext:value-type="float">
            <text:p>84.51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LASSIFIED 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ime: 26464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2</text:p>
          </table:table-cell>
          <table:table-cell office:value-type="float" office:value="81.9734" calcext:value-type="float">
            <text:p>81.973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otal Fault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/>Elligible Tota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DiagTo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Elligible DiagTo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FailTo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MemoryTo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%Memory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<text:s/>%Failur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ime: 1896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2610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3222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2</text:p>
          </table:table-cell>
          <table:table-cell office:value-type="string" calcext:value-type="string">
            <text:p><text:s/>n/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3833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2</text:p>
          </table:table-cell>
          <table:table-cell office:value-type="float" office:value="74.1705" calcext:value-type="float">
            <text:p>74.17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4435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2</text:p>
          </table:table-cell>
          <table:table-cell office:value-type="float" office:value="90.2509" calcext:value-type="float">
            <text:p>90.250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5139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office:value-type="string" calcext:value-type="string">
            <text:p><text:s/>n/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6229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6844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office:value-type="float" office:value="97.3419" calcext:value-type="float">
            <text:p>97.341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7653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office:value-type="float" office:value="92.8317" calcext:value-type="float">
            <text:p>92.83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8254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3</text:p>
          </table:table-cell>
          <table:table-cell office:value-type="float" office:value="70.0937" calcext:value-type="float">
            <text:p>70.093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9492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10263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office:value-type="float" office:value="91.4826" calcext:value-type="float">
            <text:p>91.482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1075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float" office:value="69.5276" calcext:value-type="float">
            <text:p>69.527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1770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5</text:p>
          </table:table-cell>
          <table:table-cell office:value-type="float" office:value="99.8335" calcext:value-type="float">
            <text:p>99.833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2372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2</text:p>
          </table:table-cell>
          <table:table-cell office:value-type="float" office:value="90.4416" calcext:value-type="float">
            <text:p>90.44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3143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3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3747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office:value-type="float" office:value="99.8335" calcext:value-type="float">
            <text:p>99.833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4348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2</text:p>
          </table:table-cell>
          <table:table-cell office:value-type="float" office:value="86.1085" calcext:value-type="float">
            <text:p>86.108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4951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ime: 15737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4</text:p>
          </table:table-cell>
          <table:table-cell office:value-type="string" calcext:value-type="string">
            <text:p><text:s/>n/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<text:s/>ELLIGIB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16461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3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: 17064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3</text:p>
          </table:table-cell>
          <table:table-cell table:number-columns-repeated="4"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17667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6</text:p>
          </table:table-cell>
          <table:table-cell table:number-columns-repeated="5"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ime: 18301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/>ELLIGIB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20219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1</text:p>
          </table:table-cell>
          <table:table-cell office:value-type="float" office:value="99.7783" calcext:value-type="float">
            <text:p>99.77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2135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6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/>ELLIGIB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22749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2</text:p>
          </table:table-cell>
          <table:table-cell office:value-type="float" office:value="78.4622" calcext:value-type="float">
            <text:p>78.46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3390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4</text:p>
          </table:table-cell>
          <table:table-cell office:value-type="float" office:value="83.9995" calcext:value-type="float">
            <text:p>83.999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4184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1</text:p>
          </table:table-cell>
          <table:table-cell office:value-type="float" office:value="73.7847" calcext:value-type="float">
            <text:p>73.78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4786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2</text:p>
          </table:table-cell>
          <table:table-cell office:value-type="float" office:value="98.9285" calcext:value-type="float">
            <text:p>98.928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5575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2</text:p>
          </table:table-cell>
          <table:table-cell table:number-columns-repeated="2" office:value-type="float" office:value="98.9247" calcext:value-type="float">
            <text:p>98.92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ime: 26394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office:value-type="float" office:value="99.6672" calcext:value-type="float">
            <text:p>99.667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7041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5</text:p>
          </table:table-cell>
          <table:table-cell office:value-type="float" office:value="98.0006" calcext:value-type="float">
            <text:p>98.000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7763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office:value-type="float" office:value="99.8335" calcext:value-type="float">
            <text:p>99.833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8641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ELLIGIB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29456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table:number-columns-repeated="4"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30102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4</text:p>
          </table:table-cell>
          <table:table-cell office:value-type="float" office:value="98.8771" calcext:value-type="float">
            <text:p>98.877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30722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31418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6</text:p>
          </table:table-cell>
          <table:table-cell office:value-type="float" office:value="91.6706" calcext:value-type="float">
            <text:p>91.670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32020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3</text:p>
          </table:table-cell>
          <table:table-cell table:number-columns-repeated="3" office:value-type="float" office:value="98.9749" calcext:value-type="float">
            <text:p>98.974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: 32622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6</text:p>
          </table:table-cell>
          <table:table-cell office:value-type="float" office:value="82.3689" calcext:value-type="float">
            <text:p>82.368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33264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3</text:p>
          </table:table-cell>
          <table:table-cell office:value-type="float" office:value="83.0853" calcext:value-type="float">
            <text:p>83.085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34395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1</text:p>
          </table:table-cell>
          <table:table-cell office:value-type="float" office:value="99.7783" calcext:value-type="float">
            <text:p>99.77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34997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2</text:p>
          </table:table-cell>
          <table:table-cell office:value-type="float" office:value="82.8645" calcext:value-type="float">
            <text:p>82.86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35601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4</text:p>
          </table:table-cell>
          <table:table-cell office:value-type="float" office:value="82.5351" calcext:value-type="float">
            <text:p>82.535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otal Faults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/>Elligible Total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<text:s/>DiagTo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Elligible DiagTo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FailTo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MemoryTot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s/>%Memory</text:p>
          </table:table-cell>
          <table:table-cell office:value-type="float" office:value="0.853659" calcext:value-type="float">
            <text:p>0.853659</text:p>
          </table:table-cell>
          <table:table-cell office:value-type="string" calcext:value-type="string">
            <text:p><text:s/>%Failur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ime: 838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1450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2</text:p>
          </table:table-cell>
          <table:table-cell office:value-type="string" calcext:value-type="string">
            <text:p><text:s/>n/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2309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6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3089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4</text:p>
          </table:table-cell>
          <table:table-cell office:value-type="string" calcext:value-type="string">
            <text:p><text:s/>n/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3819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2</text:p>
          </table:table-cell>
          <table:table-cell office:value-type="float" office:value="93.8822" calcext:value-type="float">
            <text:p>93.88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5479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7099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5</text:p>
          </table:table-cell>
          <table:table-cell office:value-type="string" calcext:value-type="string">
            <text:p><text:s/>n/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8094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5</text:p>
          </table:table-cell>
          <table:table-cell office:value-type="float" office:value="95.8361" calcext:value-type="float">
            <text:p>95.836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8771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2</text:p>
          </table:table-cell>
          <table:table-cell office:value-type="float" office:value="74.7289" calcext:value-type="float">
            <text:p>74.728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9694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ELLIGIB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10545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office:value-type="float" office:value="96.8825" calcext:value-type="float">
            <text:p>96.88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1874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office:value-type="float" office:value="84.5237" calcext:value-type="float">
            <text:p>84.523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4152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14926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ELLIGIB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17002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6</text:p>
          </table:table-cell>
          <table:table-cell office:value-type="float" office:value="88.8353" calcext:value-type="float">
            <text:p>88.835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7604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1</text:p>
          </table:table-cell>
          <table:table-cell office:value-type="float" office:value="68.0746" calcext:value-type="float">
            <text:p>68.07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8660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4</text:p>
          </table:table-cell>
          <table:table-cell office:value-type="float" office:value="86.5404" calcext:value-type="float">
            <text:p>86.540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9453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6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ELLIGIB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20066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3</text:p>
          </table:table-cell>
          <table:table-cell office:value-type="float" office:value="85.7608" calcext:value-type="float">
            <text:p>85.760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1256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6</text:p>
          </table:table-cell>
          <table:table-cell office:value-type="string" calcext:value-type="string">
            <text:p><text:s/>n/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688" calcext:value-type="float">
            <text:p>688</text:p>
          </table:table-cell>
          <table:table-cell office:value-type="string" calcext:value-type="string">
            <text:p><text:s/>ELLIGIB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22544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3</text:p>
          </table:table-cell>
          <table:table-cell office:value-type="float" office:value="90.8003" calcext:value-type="float">
            <text:p>90.800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4221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1</text:p>
          </table:table-cell>
          <table:table-cell office:value-type="float" office:value="99.3358" calcext:value-type="float">
            <text:p>99.33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4823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2</text:p>
          </table:table-cell>
          <table:table-cell office:value-type="float" office:value="84.686" calcext:value-type="float">
            <text:p>84.68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5426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2</text:p>
          </table:table-cell>
          <table:table-cell office:value-type="float" office:value="95.39" calcext:value-type="float">
            <text:p>95.3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otal Fault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Elligible Total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DiagTo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Elligible DiagTo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FailTo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MemoryTot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%Memory</text:p>
          </table:table-cell>
          <table:table-cell office:value-type="float" office:value="0.684211" calcext:value-type="float">
            <text:p>0.684211</text:p>
          </table:table-cell>
          <table:table-cell office:value-type="string" calcext:value-type="string">
            <text:p><text:s/>%Failur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ime: 8916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9528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2</text:p>
          </table:table-cell>
          <table:table-cell office:value-type="string" calcext:value-type="string">
            <text:p><text:s/>n/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10139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3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10986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office:value-type="float" office:value="96.6471" calcext:value-type="float">
            <text:p>96.647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2176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office:value-type="float" office:value="91.8012" calcext:value-type="float">
            <text:p>91.80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2779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2</text:p>
          </table:table-cell>
          <table:table-cell office:value-type="float" office:value="92.1606" calcext:value-type="float">
            <text:p>92.160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3383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office:value-type="string" calcext:value-type="string">
            <text:p><text:s/>n/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14099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3</text:p>
          </table:table-cell>
          <table:table-cell office:value-type="float" office:value="99.8288" calcext:value-type="float">
            <text:p>99.828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1399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3</text:p>
          </table:table-cell>
          <table:table-cell office:value-type="float" office:value="68.313" calcext:value-type="float">
            <text:p>68.3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2943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6</text:p>
          </table:table-cell>
          <table:table-cell office:value-type="float" office:value="77.1264" calcext:value-type="float">
            <text:p>77.126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3545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2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4147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3</text:p>
          </table:table-cell>
          <table:table-cell office:value-type="float" office:value="77.2012" calcext:value-type="float">
            <text:p>77.20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4760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4</text:p>
          </table:table-cell>
          <table:table-cell office:value-type="string" calcext:value-type="string">
            <text:p><text:s/>n/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/>ELLIGIB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25478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2</text:p>
          </table:table-cell>
          <table:table-cell table:number-columns-repeated="2" office:value-type="float" office:value="98.9247" calcext:value-type="float">
            <text:p>98.92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ime: 26080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26857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3</text:p>
          </table:table-cell>
          <table:table-cell office:value-type="float" office:value="83.666" calcext:value-type="float">
            <text:p>83.66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7459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3</text:p>
          </table:table-cell>
          <table:table-cell office:value-type="float" office:value="99.486" calcext:value-type="float">
            <text:p>99.48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8167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3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8769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2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ime: 29654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5</text:p>
          </table:table-cell>
          <table:table-cell office:value-type="float" office:value="98.0022" calcext:value-type="float">
            <text:p>98.00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30326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4</text:p>
          </table:table-cell>
          <table:table-cell office:value-type="float" office:value="82.2982" calcext:value-type="float">
            <text:p>82.298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31138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6</text:p>
          </table:table-cell>
          <table:table-cell office:value-type="float" office:value="97.4728" calcext:value-type="float">
            <text:p>97.472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31882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4</text:p>
          </table:table-cell>
          <table:table-cell office:value-type="float" office:value="77.2064" calcext:value-type="float">
            <text:p>77.206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32906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s/>ELLIGIB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33543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4</text:p>
          </table:table-cell>
          <table:table-cell office:value-type="float" office:value="96.0053" calcext:value-type="float">
            <text:p>96.005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34144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3</text:p>
          </table:table-cell>
          <table:table-cell office:value-type="float" office:value="95.6471" calcext:value-type="float">
            <text:p>95.647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34746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2</text:p>
          </table:table-cell>
          <table:table-cell office:value-type="float" office:value="67.0183" calcext:value-type="float">
            <text:p>67.018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35576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4</text:p>
          </table:table-cell>
          <table:table-cell office:value-type="float" office:value="89.3144" calcext:value-type="float">
            <text:p>89.314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otal Faults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<text:s/>Elligible Total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DiagTo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Elligible DiagTo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FailTo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MemoryTot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/>%Memory</text:p>
          </table:table-cell>
          <table:table-cell office:value-type="float" office:value="0.875" calcext:value-type="float">
            <text:p>0.875</text:p>
          </table:table-cell>
          <table:table-cell office:value-type="string" calcext:value-type="string">
            <text:p><text:s/>%Failur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ime: 1561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2549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4</text:p>
          </table:table-cell>
          <table:table-cell office:value-type="string" calcext:value-type="string">
            <text:p><text:s/>n/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3423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3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4036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2</text:p>
          </table:table-cell>
          <table:table-cell office:value-type="string" calcext:value-type="string">
            <text:p><text:s/>n/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5243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office:value-type="string" calcext:value-type="string">
            <text:p><text:s/>n/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/>ELLIGIB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5961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5</text:p>
          </table:table-cell>
          <table:table-cell office:value-type="float" office:value="97.6864" calcext:value-type="float">
            <text:p>97.686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6564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5</text:p>
          </table:table-cell>
          <table:table-cell office:value-type="float" office:value="97.8444" calcext:value-type="float">
            <text:p>97.844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7596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3</text:p>
          </table:table-cell>
          <table:table-cell office:value-type="float" office:value="67.6151" calcext:value-type="float">
            <text:p>67.615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8213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office:value-type="float" office:value="93.6352" calcext:value-type="float">
            <text:p>93.635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8949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5</text:p>
          </table:table-cell>
          <table:table-cell office:value-type="float" office:value="99.1668" calcext:value-type="float">
            <text:p>99.166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9713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2</text:p>
          </table:table-cell>
          <table:table-cell office:value-type="float" office:value="88.4205" calcext:value-type="float">
            <text:p>88.42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1749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3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2351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2</text:p>
          </table:table-cell>
          <table:table-cell office:value-type="float" office:value="80.6973" calcext:value-type="float">
            <text:p>80.697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3655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office:value-type="float" office:value="80.3524" calcext:value-type="float">
            <text:p>80.35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4260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office:value-type="float" office:value="99.5001" calcext:value-type="float">
            <text:p>99.50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5813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18987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6</text:p>
          </table:table-cell>
          <table:table-cell office:value-type="float" office:value="71.7353" calcext:value-type="float">
            <text:p>71.735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9589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2</text:p>
          </table:table-cell>
          <table:table-cell office:value-type="float" office:value="88.0279" calcext:value-type="float">
            <text:p>88.027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0191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3</text:p>
          </table:table-cell>
          <table:table-cell office:value-type="float" office:value="89.6819" calcext:value-type="float">
            <text:p>89.681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0802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3</text:p>
          </table:table-cell>
          <table:table-cell office:value-type="float" office:value="90.3823" calcext:value-type="float">
            <text:p>90.382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1406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4</text:p>
          </table:table-cell>
          <table:table-cell office:value-type="string" calcext:value-type="string">
            <text:p><text:s/>n/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<text:s/>ELLIGIB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23966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4</text:p>
          </table:table-cell>
          <table:table-cell office:value-type="float" office:value="99.2516" calcext:value-type="float">
            <text:p>99.25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4770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4</text:p>
          </table:table-cell>
          <table:table-cell office:value-type="float" office:value="96.5392" calcext:value-type="float">
            <text:p>96.539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5371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office:value-type="float" office:value="91.1107" calcext:value-type="float">
            <text:p>91.110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5975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7101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float" office:value="76.4844" calcext:value-type="float">
            <text:p>76.48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7703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2</text:p>
          </table:table-cell>
          <table:table-cell office:value-type="float" office:value="94.8533" calcext:value-type="float">
            <text:p>94.853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8863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5</text:p>
          </table:table-cell>
          <table:table-cell office:value-type="float" office:value="99.6667" calcext:value-type="float">
            <text:p>99.666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9811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5</text:p>
          </table:table-cell>
          <table:table-cell table:number-columns-repeated="2" office:value-type="float" office:value="99.5001" calcext:value-type="float">
            <text:p>99.50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ime: 30413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3</text:p>
          </table:table-cell>
          <table:table-cell office:value-type="float" office:value="95.8158" calcext:value-type="float">
            <text:p>95.815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31057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6</text:p>
          </table:table-cell>
          <table:table-cell office:value-type="float" office:value="95.2532" calcext:value-type="float">
            <text:p>95.253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32466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6</text:p>
          </table:table-cell>
          <table:table-cell office:value-type="float" office:value="78.3506" calcext:value-type="float">
            <text:p>78.350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33070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4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ime: 35085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6</text:p>
          </table:table-cell>
          <table:table-cell office:value-type="float" office:value="77.1765" calcext:value-type="float">
            <text:p>77.176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35687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3</text:p>
          </table:table-cell>
          <table:table-cell office:value-type="float" office:value="97.4621" calcext:value-type="float">
            <text:p>97.46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otal Faults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s/>Elligible Total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<text:s/>DiagTo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Elligible DiagTo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FailTo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MemoryTot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<text:s/>%Memory</text:p>
          </table:table-cell>
          <table:table-cell office:value-type="float" office:value="0.903226" calcext:value-type="float">
            <text:p>0.903226</text:p>
          </table:table-cell>
          <table:table-cell office:value-type="string" calcext:value-type="string">
            <text:p><text:s/>%Failur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ime: 756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2668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3345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1</text:p>
          </table:table-cell>
          <table:table-cell office:value-type="float" office:value="99.7783" calcext:value-type="float">
            <text:p>99.77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4105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4</text:p>
          </table:table-cell>
          <table:table-cell office:value-type="string" calcext:value-type="string">
            <text:p><text:s/>n/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5050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2</text:p>
          </table:table-cell>
          <table:table-cell office:value-type="string" calcext:value-type="string">
            <text:p><text:s/>n/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5670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office:value-type="string" calcext:value-type="string">
            <text:p><text:s/>n/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/>ELLIGIB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6480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float" office:value="99.7783" calcext:value-type="float">
            <text:p>99.77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7085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office:value-type="float" office:value="99.5001" calcext:value-type="float">
            <text:p>99.50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7686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3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8299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2</text:p>
          </table:table-cell>
          <table:table-cell office:value-type="float" office:value="77.672" calcext:value-type="float">
            <text:p>77.67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8901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2</text:p>
          </table:table-cell>
          <table:table-cell office:value-type="float" office:value="92.5193" calcext:value-type="float">
            <text:p>92.519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9503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3</text:p>
          </table:table-cell>
          <table:table-cell office:value-type="float" office:value="95.9939" calcext:value-type="float">
            <text:p>95.993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0105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2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0758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office:value-type="float" office:value="75.4665" calcext:value-type="float">
            <text:p>75.466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1962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3</text:p>
          </table:table-cell>
          <table:table-cell office:value-type="float" office:value="83.666" calcext:value-type="float">
            <text:p>83.66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2566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5</text:p>
          </table:table-cell>
          <table:table-cell office:value-type="float" office:value="99.8335" calcext:value-type="float">
            <text:p>99.833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3545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4225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office:value-type="float" office:value="96.8442" calcext:value-type="float">
            <text:p>96.844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4826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2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ime: 15457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3</text:p>
          </table:table-cell>
          <table:table-cell office:value-type="float" office:value="99.2546" calcext:value-type="float">
            <text:p>99.254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6682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1</text:p>
          </table:table-cell>
          <table:table-cell office:value-type="float" office:value="99.7783" calcext:value-type="float">
            <text:p>99.77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7312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1</text:p>
          </table:table-cell>
          <table:table-cell office:value-type="float" office:value="99.5565" calcext:value-type="float">
            <text:p>99.55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7915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2</text:p>
          </table:table-cell>
          <table:table-cell office:value-type="float" office:value="91.7361" calcext:value-type="float">
            <text:p>91.736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8517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3</text:p>
          </table:table-cell>
          <table:table-cell table:number-columns-repeated="2" office:value-type="float" office:value="95.9939" calcext:value-type="float">
            <text:p>95.993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ime: 19263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/>ELLIGIB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22954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6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/>ELLIGIB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23568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3</text:p>
          </table:table-cell>
          <table:table-cell office:value-type="float" office:value="92.6947" calcext:value-type="float">
            <text:p>92.694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4361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<text:s/>ELLIGIB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24983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3</text:p>
          </table:table-cell>
          <table:table-cell office:value-type="float" office:value="99.486" calcext:value-type="float">
            <text:p>99.48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5585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6594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5</text:p>
          </table:table-cell>
          <table:table-cell office:value-type="float" office:value="99.3339" calcext:value-type="float">
            <text:p>99.333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7258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2</text:p>
          </table:table-cell>
          <table:table-cell office:value-type="float" office:value="98.9247" calcext:value-type="float">
            <text:p>98.92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7893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office:value-type="string" calcext:value-type="string">
            <text:p><text:s/>n/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/>ELLIGIB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28609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3</text:p>
          </table:table-cell>
          <table:table-cell office:value-type="float" office:value="94.4026" calcext:value-type="float">
            <text:p>94.402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9275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3</text:p>
          </table:table-cell>
          <table:table-cell office:value-type="float" office:value="98.1383" calcext:value-type="float">
            <text:p>98.138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otal Faults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s/>Elligible Total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<text:s/>DiagTo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Elligible DiagTo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FailTo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MemoryTot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/>%Memory</text:p>
          </table:table-cell>
          <table:table-cell office:value-type="float" office:value="0.806452" calcext:value-type="float">
            <text:p>0.806452</text:p>
          </table:table-cell>
          <table:table-cell office:value-type="string" calcext:value-type="string">
            <text:p><text:s/>%Failur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ime: 5959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6571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2</text:p>
          </table:table-cell>
          <table:table-cell office:value-type="string" calcext:value-type="string">
            <text:p><text:s/>n/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7565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<text:s/>ELLIGIB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8786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office:value-type="string" calcext:value-type="string">
            <text:p><text:s/>n/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10090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2</text:p>
          </table:table-cell>
          <table:table-cell office:value-type="float" office:value="78.5795" calcext:value-type="float">
            <text:p>78.579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0695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office:value-type="float" office:value="99.6667" calcext:value-type="float">
            <text:p>99.666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1410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5</text:p>
          </table:table-cell>
          <table:table-cell table:number-columns-repeated="2" office:value-type="float" office:value="99.5001" calcext:value-type="float">
            <text:p>99.50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ime: 12225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12947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2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3551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5</text:p>
          </table:table-cell>
          <table:table-cell office:value-type="float" office:value="99.5001" calcext:value-type="float">
            <text:p>99.50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4152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2</text:p>
          </table:table-cell>
          <table:table-cell table:number-columns-repeated="2" office:value-type="float" office:value="90.4534" calcext:value-type="float">
            <text:p>90.453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ime: 14790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table:number-columns-repeated="2" office:value-type="float" office:value="99.6667" calcext:value-type="float">
            <text:p>99.666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ime: 15392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2</text:p>
          </table:table-cell>
          <table:table-cell office:value-type="float" office:value="80.4413" calcext:value-type="float">
            <text:p>80.44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6250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4</text:p>
          </table:table-cell>
          <table:table-cell office:value-type="string" calcext:value-type="string">
            <text:p><text:s/>n/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/>ELLIGIB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18054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6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<text:s/>ELLIGIB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19286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19945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4</text:p>
          </table:table-cell>
          <table:table-cell office:value-type="float" office:value="84.29" calcext:value-type="float">
            <text:p>84.2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0546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2</text:p>
          </table:table-cell>
          <table:table-cell office:value-type="float" office:value="90.8403" calcext:value-type="float">
            <text:p>90.84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1218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21830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3</text:p>
          </table:table-cell>
          <table:table-cell office:value-type="float" office:value="89.5196" calcext:value-type="float">
            <text:p>89.519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2434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/>ELLIGIB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23082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2</text:p>
          </table:table-cell>
          <table:table-cell office:value-type="float" office:value="89.8393" calcext:value-type="float">
            <text:p>89.839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3690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2</text:p>
          </table:table-cell>
          <table:table-cell office:value-type="float" office:value="86.9696" calcext:value-type="float">
            <text:p>86.969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7831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<text:s/>ELLIGIB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28492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2</text:p>
          </table:table-cell>
          <table:table-cell office:value-type="float" office:value="94.4444" calcext:value-type="float">
            <text:p>94.444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9095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3</text:p>
          </table:table-cell>
          <table:table-cell office:value-type="float" office:value="99.8288" calcext:value-type="float">
            <text:p>99.828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9698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3</text:p>
          </table:table-cell>
          <table:table-cell office:value-type="float" office:value="99.6573" calcext:value-type="float">
            <text:p>99.657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30311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4</text:p>
          </table:table-cell>
          <table:table-cell office:value-type="float" office:value="87.6398" calcext:value-type="float">
            <text:p>87.639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30912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3</text:p>
          </table:table-cell>
          <table:table-cell office:value-type="float" office:value="82.3852" calcext:value-type="float">
            <text:p>82.385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31527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3</text:p>
          </table:table-cell>
          <table:table-cell office:value-type="float" office:value="93.7533" calcext:value-type="float">
            <text:p>93.753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35957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1</text:p>
          </table:table-cell>
          <table:table-cell office:value-type="float" office:value="94.5446" calcext:value-type="float">
            <text:p>94.54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otal Faults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<text:s/>Elligible Total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DiagTo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Elligible DiagTo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FailTo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MemoryTo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%Memory</text:p>
          </table:table-cell>
          <table:table-cell office:value-type="float" office:value="0.740741" calcext:value-type="float">
            <text:p>0.740741</text:p>
          </table:table-cell>
          <table:table-cell office:value-type="string" calcext:value-type="string">
            <text:p><text:s/>%Failur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ime: 610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4953" calcext:value-type="float">
            <text:p>4953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6163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3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6904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office:value-type="string" calcext:value-type="string">
            <text:p><text:s/>n/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10195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office:value-type="string" calcext:value-type="string">
            <text:p><text:s/>n/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11444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<text:s/>ELLIGIB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12101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5</text:p>
          </table:table-cell>
          <table:table-cell office:value-type="float" office:value="98.6689" calcext:value-type="float">
            <text:p>98.668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2749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2</text:p>
          </table:table-cell>
          <table:table-cell office:value-type="string" calcext:value-type="string">
            <text:p><text:s/>n/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13362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5</text:p>
          </table:table-cell>
          <table:table-cell office:value-type="float" office:value="99.6672" calcext:value-type="float">
            <text:p>99.667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5445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5</text:p>
          </table:table-cell>
          <table:table-cell office:value-type="float" office:value="99.8335" calcext:value-type="float">
            <text:p>99.833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6496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3</text:p>
          </table:table-cell>
          <table:table-cell office:value-type="float" office:value="68.313" calcext:value-type="float">
            <text:p>68.3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7222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5</text:p>
          </table:table-cell>
          <table:table-cell office:value-type="float" office:value="99.6672" calcext:value-type="float">
            <text:p>99.667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8096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5</text:p>
          </table:table-cell>
          <table:table-cell office:value-type="float" office:value="99.8335" calcext:value-type="float">
            <text:p>99.833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8698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3</text:p>
          </table:table-cell>
          <table:table-cell office:value-type="float" office:value="87.6038" calcext:value-type="float">
            <text:p>87.603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9300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3</text:p>
          </table:table-cell>
          <table:table-cell office:value-type="float" office:value="94.8225" calcext:value-type="float">
            <text:p>94.82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9952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3</text:p>
          </table:table-cell>
          <table:table-cell office:value-type="float" office:value="92.9434" calcext:value-type="float">
            <text:p>92.94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30750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4</text:p>
          </table:table-cell>
          <table:table-cell office:value-type="string" calcext:value-type="string">
            <text:p><text:s/>n/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<text:s/>ELLIGIB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31801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4</text:p>
          </table:table-cell>
          <table:table-cell office:value-type="float" office:value="95.5594" calcext:value-type="float">
            <text:p>95.559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35629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1</text:p>
          </table:table-cell>
          <table:table-cell office:value-type="float" office:value="99.7783" calcext:value-type="float">
            <text:p>99.77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otal Faults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<text:s/>Elligible Total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DiagTo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Elligible DiagTo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FailTo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MemoryTo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%Memory</text:p>
          </table:table-cell>
          <table:table-cell office:value-type="float" office:value="0.846154" calcext:value-type="float">
            <text:p>0.846154</text:p>
          </table:table-cell>
          <table:table-cell office:value-type="string" calcext:value-type="string">
            <text:p><text:s/>%Failur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ime: 640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1252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3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2258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2870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2</text:p>
          </table:table-cell>
          <table:table-cell office:value-type="string" calcext:value-type="string">
            <text:p><text:s/>n/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4057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1</text:p>
          </table:table-cell>
          <table:table-cell office:value-type="float" office:value="99.7783" calcext:value-type="float">
            <text:p>99.77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4659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3</text:p>
          </table:table-cell>
          <table:table-cell office:value-type="float" office:value="86.1939" calcext:value-type="float">
            <text:p>86.193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5261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2</text:p>
          </table:table-cell>
          <table:table-cell office:value-type="float" office:value="74.6801" calcext:value-type="float">
            <text:p>74.68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5864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2</text:p>
          </table:table-cell>
          <table:table-cell office:value-type="float" office:value="93.5079" calcext:value-type="float">
            <text:p>93.507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6468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office:value-type="string" calcext:value-type="string">
            <text:p><text:s/>n/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7479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5</text:p>
          </table:table-cell>
          <table:table-cell office:value-type="float" office:value="99.5001" calcext:value-type="float">
            <text:p>99.50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8083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5</text:p>
          </table:table-cell>
          <table:table-cell office:value-type="float" office:value="99.3339" calcext:value-type="float">
            <text:p>99.333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8684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3</text:p>
          </table:table-cell>
          <table:table-cell office:value-type="float" office:value="95.8264" calcext:value-type="float">
            <text:p>95.826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9597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office:value-type="float" office:value="80.7834" calcext:value-type="float">
            <text:p>80.78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0316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float" office:value="88.6702" calcext:value-type="float">
            <text:p>88.67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0918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3</text:p>
          </table:table-cell>
          <table:table-cell office:value-type="float" office:value="97.8038" calcext:value-type="float">
            <text:p>97.803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1542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5</text:p>
          </table:table-cell>
          <table:table-cell office:value-type="float" office:value="99.5001" calcext:value-type="float">
            <text:p>99.50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2860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office:value-type="string" calcext:value-type="string">
            <text:p><text:s/>n/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<text:s/>ELLIGIB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13751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4414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table:number-columns-repeated="2" office:value-type="float" office:value="71.4286" calcext:value-type="float">
            <text:p>71.4286</text:p>
          </table:table-cell>
          <table:table-cell office:value-type="string" calcext:value-type="string">
            <text:p><text:s/>FAILURE 3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me: 15162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3</text:p>
          </table:table-cell>
          <table:table-cell table:number-columns-repeated="2" office:value-type="float" office:value="68.313" calcext:value-type="float">
            <text:p>68.3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ime: 15765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3</text:p>
          </table:table-cell>
          <table:table-cell table:number-columns-repeated="2" office:value-type="float" office:value="99.8288" calcext:value-type="float">
            <text:p>99.828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ime: 16367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2</text:p>
          </table:table-cell>
          <table:table-cell office:value-type="float" office:value="89.3816" calcext:value-type="float">
            <text:p>89.38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6971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ELLIGIB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17584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4</text:p>
          </table:table-cell>
          <table:table-cell office:value-type="string" calcext:value-type="string">
            <text:p><text:s/>n/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<text:s/>ELLIGIB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18413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3</text:p>
          </table:table-cell>
          <table:table-cell office:value-type="float" office:value="90.0093" calcext:value-type="float">
            <text:p>90.009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0323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2</text:p>
          </table:table-cell>
          <table:table-cell office:value-type="float" office:value="85.4375" calcext:value-type="float">
            <text:p>85.437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0954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2</text:p>
          </table:table-cell>
          <table:table-cell office:value-type="float" office:value="89.3816" calcext:value-type="float">
            <text:p>89.38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1558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1</text:p>
          </table:table-cell>
          <table:table-cell office:value-type="float" office:value="90.2871" calcext:value-type="float">
            <text:p>90.287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7864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28842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5</text:p>
          </table:table-cell>
          <table:table-cell office:value-type="float" office:value="99.5001" calcext:value-type="float">
            <text:p>99.50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9444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ime: 30444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4</text:p>
          </table:table-cell>
          <table:table-cell office:value-type="float" office:value="82.9188" calcext:value-type="float">
            <text:p>82.918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31048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6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ELLIGIB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31663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4</text:p>
          </table:table-cell>
          <table:table-cell office:value-type="float" office:value="97.9554" calcext:value-type="float">
            <text:p>97.955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32264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3</text:p>
          </table:table-cell>
          <table:table-cell office:value-type="float" office:value="79.4645" calcext:value-type="float">
            <text:p>79.464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33201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6</text:p>
          </table:table-cell>
          <table:table-cell office:value-type="float" office:value="74.7779" calcext:value-type="float">
            <text:p>74.777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33855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4</text:p>
          </table:table-cell>
          <table:table-cell office:value-type="float" office:value="85.6288" calcext:value-type="float">
            <text:p>85.628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35434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4</text:p>
          </table:table-cell>
          <table:table-cell office:value-type="float" office:value="97.9554" calcext:value-type="float">
            <text:p>97.955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otal Faults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<text:s/>Elligible Total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DiagTo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Elligible DiagTo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FailT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MemoryTot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%Memory</text:p>
          </table:table-cell>
          <table:table-cell office:value-type="float" office:value="0.794118" calcext:value-type="float">
            <text:p>0.794118</text:p>
          </table:table-cell>
          <table:table-cell office:value-type="string" calcext:value-type="string">
            <text:p><text:s/>%Failure</text:p>
          </table:table-cell>
          <table:table-cell office:value-type="float" office:value="0.0357143" calcext:value-type="float">
            <text:p>0.0357143</text:p>
          </table:table-cell>
        </table:table-row>
        <table:table-row table:style-name="ro1">
          <table:table-cell office:value-type="string" calcext:value-type="string">
            <text:p>Time: 682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1657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2269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2</text:p>
          </table:table-cell>
          <table:table-cell office:value-type="string" calcext:value-type="string">
            <text:p><text:s/>n/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2880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3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3577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6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4264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6</text:p>
          </table:table-cell>
          <table:table-cell office:value-type="float" office:value="77.8077" calcext:value-type="float">
            <text:p>77.807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5119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office:value-type="string" calcext:value-type="string">
            <text:p><text:s/>n/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6231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office:value-type="float" office:value="94.6113" calcext:value-type="float">
            <text:p>94.61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6839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5</text:p>
          </table:table-cell>
          <table:table-cell office:value-type="float" office:value="99.1668" calcext:value-type="float">
            <text:p>99.166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7442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5</text:p>
          </table:table-cell>
          <table:table-cell office:value-type="float" office:value="99.5001" calcext:value-type="float">
            <text:p>99.50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8212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3</text:p>
          </table:table-cell>
          <table:table-cell office:value-type="float" office:value="90.859" calcext:value-type="float">
            <text:p>90.85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8816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5</text:p>
          </table:table-cell>
          <table:table-cell office:value-type="float" office:value="99.6667" calcext:value-type="float">
            <text:p>99.666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0892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11581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5</text:p>
          </table:table-cell>
          <table:table-cell table:number-columns-repeated="2" office:value-type="float" office:value="99.5001" calcext:value-type="float">
            <text:p>99.50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ime: 12182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3</text:p>
          </table:table-cell>
          <table:table-cell office:value-type="float" office:value="94.8641" calcext:value-type="float">
            <text:p>94.864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2789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2</text:p>
          </table:table-cell>
          <table:table-cell office:value-type="float" office:value="71.5114" calcext:value-type="float">
            <text:p>71.51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3480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office:value-type="float" office:value="99.0005" calcext:value-type="float">
            <text:p>99.000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4083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table:number-columns-repeated="2" office:value-type="float" office:value="99.8335" calcext:value-type="float">
            <text:p>99.833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ime: 14809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3</text:p>
          </table:table-cell>
          <table:table-cell office:value-type="float" office:value="95.5077" calcext:value-type="float">
            <text:p>95.507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5429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4</text:p>
          </table:table-cell>
          <table:table-cell office:value-type="string" calcext:value-type="string">
            <text:p><text:s/>n/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/>ELLIGIB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16276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4</text:p>
          </table:table-cell>
          <table:table-cell office:value-type="float" office:value="95.5283" calcext:value-type="float">
            <text:p>95.528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6877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3</text:p>
          </table:table-cell>
          <table:table-cell office:value-type="float" office:value="99.3174" calcext:value-type="float">
            <text:p>99.317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7842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<text:s/>ELLIGIB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18855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19844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6</text:p>
          </table:table-cell>
          <table:table-cell office:value-type="float" office:value="90.5414" calcext:value-type="float">
            <text:p>90.54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0623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6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<text:s/>ELLIGIB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21370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4</text:p>
          </table:table-cell>
          <table:table-cell office:value-type="float" office:value="72.8338" calcext:value-type="float">
            <text:p>72.833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1971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2</text:p>
          </table:table-cell>
          <table:table-cell office:value-type="float" office:value="92.0986" calcext:value-type="float">
            <text:p>92.098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2573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2</text:p>
          </table:table-cell>
          <table:table-cell office:value-type="float" office:value="78.2682" calcext:value-type="float">
            <text:p>78.268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5941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7201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8033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table:number-columns-repeated="2" office:value-type="float" office:value="83.6218" calcext:value-type="float">
            <text:p>83.62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ime: 28958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2</text:p>
          </table:table-cell>
          <table:table-cell office:value-type="float" office:value="98.3985" calcext:value-type="float">
            <text:p>98.398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9691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5</text:p>
          </table:table-cell>
          <table:table-cell office:value-type="float" office:value="98.5001" calcext:value-type="float">
            <text:p>98.50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31151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33491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1</text:p>
          </table:table-cell>
          <table:table-cell office:value-type="float" office:value="96.9698" calcext:value-type="float">
            <text:p>96.969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34110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6</text:p>
          </table:table-cell>
          <table:table-cell office:value-type="float" office:value="71.1645" calcext:value-type="float">
            <text:p>71.164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34712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3</text:p>
          </table:table-cell>
          <table:table-cell office:value-type="float" office:value="85.4293" calcext:value-type="float">
            <text:p>85.429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35317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3</text:p>
          </table:table-cell>
          <table:table-cell office:value-type="float" office:value="92.9677" calcext:value-type="float">
            <text:p>92.967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35969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1</text:p>
          </table:table-cell>
          <table:table-cell office:value-type="float" office:value="99.7783" calcext:value-type="float">
            <text:p>99.77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otal Fault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Elligible Total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s/>DiagTo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 DiagTo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FailTo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MemoryTot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<text:s/>%Memory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<text:s/>%Failur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ime: 1745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3436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1</text:p>
          </table:table-cell>
          <table:table-cell office:value-type="float" office:value="95.3364" calcext:value-type="float">
            <text:p>95.33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4039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3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4661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6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5494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5</text:p>
          </table:table-cell>
          <table:table-cell office:value-type="string" calcext:value-type="string">
            <text:p><text:s/>n/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6573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5</text:p>
          </table:table-cell>
          <table:table-cell office:value-type="float" office:value="97.6689" calcext:value-type="float">
            <text:p>97.668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7199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/>ELLIGIB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7844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3</text:p>
          </table:table-cell>
          <table:table-cell office:value-type="float" office:value="81.4387" calcext:value-type="float">
            <text:p>81.438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8500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5</text:p>
          </table:table-cell>
          <table:table-cell office:value-type="float" office:value="99.1668" calcext:value-type="float">
            <text:p>99.166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9104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5</text:p>
          </table:table-cell>
          <table:table-cell office:value-type="float" office:value="99.3333" calcext:value-type="float">
            <text:p>99.333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9705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2</text:p>
          </table:table-cell>
          <table:table-cell office:value-type="string" calcext:value-type="string">
            <text:p><text:s/>n/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10374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5</text:p>
          </table:table-cell>
          <table:table-cell table:number-columns-repeated="2" office:value-type="float" office:value="98.8368" calcext:value-type="float">
            <text:p>98.836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CLASSIFIED 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ime: 11608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office:value-type="float" office:value="99.3174" calcext:value-type="float">
            <text:p>99.317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2212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5</text:p>
          </table:table-cell>
          <table:table-cell office:value-type="float" office:value="99.5001" calcext:value-type="float">
            <text:p>99.500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2813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3</text:p>
          </table:table-cell>
          <table:table-cell office:value-type="float" office:value="96.6471" calcext:value-type="float">
            <text:p>96.647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3430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3</text:p>
          </table:table-cell>
          <table:table-cell office:value-type="float" office:value="93.3401" calcext:value-type="float">
            <text:p>93.340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4034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5</text:p>
          </table:table-cell>
          <table:table-cell office:value-type="float" office:value="99.5001" calcext:value-type="float">
            <text:p>99.500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4779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5</text:p>
          </table:table-cell>
          <table:table-cell office:value-type="float" office:value="99.6667" calcext:value-type="float">
            <text:p>99.666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5380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3</text:p>
          </table:table-cell>
          <table:table-cell office:value-type="float" office:value="95.7935" calcext:value-type="float">
            <text:p>95.793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7185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6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<text:s/>ELLIGIB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18117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3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30772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ELLIGIB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31392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3</text:p>
          </table:table-cell>
          <table:table-cell table:number-columns-repeated="2" office:value-type="float" office:value="85.469" calcext:value-type="float">
            <text:p>85.46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ime: 33091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4</text:p>
          </table:table-cell>
          <table:table-cell office:value-type="string" calcext:value-type="string">
            <text:p><text:s/>n/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34384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4</text:p>
          </table:table-cell>
          <table:table-cell office:value-type="float" office:value="73.3312" calcext:value-type="float">
            <text:p>73.33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35720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6</text:p>
          </table:table-cell>
          <table:table-cell office:value-type="float" office:value="69.5814" calcext:value-type="float">
            <text:p>69.58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otal Faults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/>Elligible Tota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DiagTo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Elligible DiagTo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FailTo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MemoryTot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<text:s/>%Memory</text:p>
          </table:table-cell>
          <table:table-cell office:value-type="float" office:value="0.85" calcext:value-type="float">
            <text:p>0.85</text:p>
          </table:table-cell>
          <table:table-cell office:value-type="string" calcext:value-type="string">
            <text:p><text:s/>%Failure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5136" meta:object-count="0"/>
    <meta:generator>LibreOffice/4.2.8.2$Linux_X86_64 LibreOffice_project/420m0$Build-2</meta:generator>
  </office:meta>
</office:document-meta>
</file>